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Properties.getDefaultPropertie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restProperties.getProperty( String 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orrestProperties.getProjectPropertie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roperties.ForrestPropertie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